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acheManager.updateCacheName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acheManager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Manager.lookup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Manager.getCach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Manager.initializeCach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CacheManager.decorateCache( Cache cach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acheManager.getCach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acheManager.getMissingCach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